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TimesNewRomanPSMT" fo:font-size="12pt"/>
    </style:style>
    <style:style style:name="P2" style:family="paragraph" style:parent-style-name="Standard">
      <style:paragraph-properties fo:line-height="100%"/>
    </style:style>
    <style:style style:name="T1" style:family="text">
      <style:text-properties style:font-name="TimesNewRomanPS"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7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sub 58%"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ramowitz, Alan. 2008. “Forecasting the 2008 Presidential Election with the Time-for-Change Model.” <text:span text:style-name="T2">PS: Political Science and Politics</text:span><text:span text:style-name="T4">. 41(October): 691-695.</text:span></text:p>
      <text:p text:style-name="P1">Abramowitz, Alan. 2012. “Forecasting in a Polarized Era: The Time For Change Model and the 2012 Presidential Election.” <text:span text:style-name="T2">PS: Political Science and Politics</text:span><text:span text:style-name="T4">. 45(October): 618-619.</text:span></text:p>
      <text:p text:style-name="P1">Bayarri, M.J. and J.O. Berger. 2004. “The Interplay of Bayesian and Frequentist Analysis.” <text:span text:style-name="T2">Statistical Science. </text:span><text:span text:style-name="T4">19(February): 58-80.</text:span></text:p>
      <text:p text:style-name="P1">Belanger, Eric and Stuart Soroka. 2012. “Campaigns and the Prediction of Election Outcomes: Can Historical and Campaign-Period Prediction Models be Combined?” <text:span text:style-name="T2">Electoral Studies. </text:span><text:span text:style-name="T4">31: 702-714.</text:span></text:p>
      <text:p text:style-name="P1">Brians, Craig, Lars Willnat, Jarol Manheim, and Richard Rich. 2011. <text:span text:style-name="T2">Empirical Political Analysis. </text:span><text:span text:style-name="T4">8</text:span><text:span text:style-name="T5">th</text:span><text:span text:style-name="T4"> ed. New York: Routledge. </text:span></text:p>
      <text:p text:style-name="P1">Campbell, Angus, Philip E. Converse, Warren E. Miller, and Donald E. Stokes. 1960. <text:span text:style-name="T2">The American Voter. </text:span><text:span text:style-name="T4">Chicago: University of Chicago Press. </text:span></text:p>
      <text:p text:style-name="P1">Gelman and King 1993 </text:p>
      <text:p text:style-name="P1">Gelman and Lokkan 2013</text:p>
      <text:p text:style-name="P1">Gerber, Green, and Larimer 2008 </text:p>
      <text:p text:style-name="P1">Hastie, Trevor, Robert Tibshirani, and Jerome Friedman. 2009. <text:span text:style-name="T1">The Elements Of Statistical Learning: Data Mining, Inference, and Prediction. </text:span>2<text:span text:style-name="T3">nd </text:span>ed. New York: Springer. </text:p>
      <text:p text:style-name="P1">Issenberg, Sasha. 2012. <text:span text:style-name="T2">The Victory Lab: The Secret Science of Winning Campaigns.</text:span><text:span text:style-name="T4"> New York: Broadway Books</text:span></text:p>
      <text:p text:style-name="P1">Key, V.O. 1966. <text:span text:style-name="T2">The Responsible Electorate. </text:span></text:p>
      <text:p text:style-name="P1">King, Gary. 2014 </text:p>
      <text:p text:style-name="P1">Kuhn, Max and Kjell Johnson. 2013. <text:span text:style-name="T1">Applied Predictive Modeling. </text:span>New York: Springer. <text:s/></text:p>
      <text:p text:style-name="P1">Mayer 2014, </text:p>
      <text:p text:style-name="P2">Robinson 1992</text:p>
      <text:p text:style-name="P1">Rosenstone, Steven J. and Hansen, John M. 1993. <text:span text:style-name="T2">Mobilization, Participation, and Democracy in America. </text:span><text:span text:style-name="T4">Newark: Pearson Education Inc.</text:span> </text:p>
      <text:p text:style-name="P1">Shapiro 2002</text:p>
      <text:p text:style-name="P1">Shmuelli 2010</text:p>
      <text:p text:style-name="P1">Silver, Nathan. 2012. <text:span text:style-name="T2">The Signal and the Noise: Why So Many Predictions Fail–But Some Don't. </text:span><text:span text:style-name="T4">New York: Penguin Books.</text:span></text:p>
      <text:p text:style-name="P1">Verzani, John. 2005. <text:span text:style-name="T1">Using R for Introductory Statistics. </text:span>New York: Chapman &amp; Hall/CR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NewRomanPS" svg:font-family="TimesNewRomanPS"/>
    <style:font-face style:name="TimesNewRomanPSMT" svg:font-family="TimesNewRomanPSM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6-03-16T17:26:45</meta:creation-date>
    <dc:date>2016-03-16T20:02:48</dc:date>
    <dc:creator>Benjamin Rogers</dc:creator>
    <meta:editing-duration>PT2H8M24S</meta:editing-duration>
    <meta:editing-cycles>38</meta:editing-cycles>
    <meta:generator>OpenOffice/4.1.2$Unix OpenOffice.org_project/412m3$Build-9782</meta:generator>
    <meta:document-statistic meta:table-count="0" meta:image-count="0" meta:object-count="0" meta:page-count="1" meta:paragraph-count="21" meta:word-count="256" meta:character-count="1809"/>
  </office:meta>
</office:document-meta>
</file>